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0000004B046E4C5F2A8606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856cm" fo:min-width="16.505cm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5.332cm" fo:min-width="7.673cm"/>
    </style:style>
    <style:style style:name="gr3" style:family="graphic" style:parent-style-name="standard">
      <style:graphic-properties draw:fill="solid" draw:fill-color="#ffaa95" draw:textarea-horizontal-align="justify" draw:textarea-vertical-align="middle" draw:auto-grow-height="false" fo:min-height="0.344cm" fo:min-width="1.462cm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.13cm" fo:min-width="0cm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0.096cm" fo:min-width="0cm"/>
    </style:style>
    <style:style style:name="gr6" style:family="graphic" style:parent-style-name="standard">
      <style:graphic-properties draw:fill="solid" draw:fill-color="#ffaa95" draw:textarea-horizontal-align="justify" draw:textarea-vertical-align="middle" draw:auto-grow-height="false" fo:min-height="0.27cm" fo:min-width="0.962cm"/>
    </style:style>
    <style:style style:name="gr7" style:family="graphic" style:parent-style-name="standard">
      <style:graphic-properties draw:fill="solid" draw:fill-color="#ffaa95" draw:textarea-horizontal-align="justify" draw:textarea-vertical-align="middle" draw:auto-grow-height="false" fo:min-height="0.31cm" fo:min-width="0.974cm"/>
    </style:style>
    <style:style style:name="gr8" style:family="graphic" style:parent-style-name="standard">
      <style:graphic-properties draw:fill="solid" draw:fill-color="#ffbf00" draw:textarea-horizontal-align="justify" draw:textarea-vertical-align="middle" draw:auto-grow-height="false" fo:min-height="0.135cm" fo:min-width="0cm"/>
    </style:style>
    <style:style style:name="gr9" style:family="graphic" style:parent-style-name="standard">
      <style:graphic-properties draw:fill="solid" draw:fill-color="#ffbf00" draw:textarea-horizontal-align="justify" draw:textarea-vertical-align="middle" draw:auto-grow-height="false" fo:min-height="0.144cm" fo:min-width="0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aa95" draw:textarea-horizontal-align="justify" draw:textarea-vertical-align="middle" draw:auto-grow-height="false" fo:min-height="0.271cm" fo:min-width="1cm"/>
    </style:style>
    <style:style style:name="gr12" style:family="graphic" style:parent-style-name="standard">
      <style:graphic-properties draw:fill="solid" draw:fill-color="#ffbf00" draw:textarea-horizontal-align="justify" draw:textarea-vertical-align="middle" draw:auto-grow-height="false" fo:min-height="0.094cm" fo:min-width="0cm"/>
    </style:style>
    <style:style style:name="gr13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dash" draw:stroke-dash="Fine_20_Dashe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99cm"/>
    </style:style>
    <style:style style:name="gr17" style:family="graphic" style:parent-style-name="standard">
      <style:graphic-properties draw:stroke="none" svg:stroke-color="#000000" draw:fill="none" draw:fill-color="#ffffff" fo:min-height="0.751cm"/>
    </style:style>
    <style:style style:name="gr18" style:family="graphic" style:parent-style-name="standard">
      <style:graphic-properties draw:stroke="none" svg:stroke-color="#000000" draw:fill="none" draw:fill-color="#ffffff" fo:min-height="1.183cm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859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solid" draw:fill-color="#ffaa95"/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7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7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18.313cm" svg:height="13.414cm" svg:x="2.143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er4" svg:width="12.995cm" svg:height="8.874cm" svg:x="6.928cm" svg:y="3.8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er4" svg:width="3.502cm" svg:height="1.06cm" draw:transform="rotate (1.5707963267949) translate (8.919cm 10.305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xml:id="id2" draw:id="id2" draw:layer="Layer4" svg:width="0.631cm" svg:height="0.759cm" svg:x="8.618cm" svg:y="8.27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4" draw:layer="Layer4" svg:width="0.486cm" svg:height="0.691cm" svg:x="9.228cm" svg:y="9.4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3" draw:layer="Layer4" svg:width="2.61cm" svg:height="0.928cm" draw:transform="rotate (1.5707963267949) translate (13.89cm 11.52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er4" svg:width="2.63cm" svg:height="1cm" draw:transform="rotate (1.5707963267949) translate (13.818cm 7.64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xml:id="id5" draw:id="id5" draw:layer="Layer4" svg:width="0.814cm" svg:height="0.769cm" svg:x="13.426cm" svg:y="9.83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draw:text-style-name="P4" xml:id="id4" draw:id="id4" draw:layer="Layer4" svg:width="0.657cm" svg:height="0.787cm" svg:x="13.426cm" svg:y="5.83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5" xml:id="id1" draw:id="id1" draw:layer="Layer4" svg:width="0.404cm" svg:height="0.305cm" draw:transform="rotate (-1.5707963267949) translate (10.284cm 7.86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10" draw:id="id10" draw:layer="Layer4" svg:width="0.411cm" svg:height="0.361cm" draw:transform="rotate (1.5707963267949) translate (8.558cm 7.8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er4" svg:width="2.676cm" svg:height="0.929cm" draw:transform="rotate (1.5707963267949) translate (17.138cm 9.89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4" xml:id="id7" draw:id="id7" draw:layer="Layer4" svg:width="0.928cm" svg:height="0.688cm" svg:x="16.675cm" svg:y="8.22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5" draw:layer="Layer4" svg:width="0.423cm" svg:height="0.465cm" draw:transform="rotate (-1.5707963267949) translate (18.532cm 8.49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8" draw:id="id8" draw:layer="Layer4" svg:width="0.472cm" svg:height="0.464cm" draw:transform="rotate (-1.5707963267949) translate (15.282cm 9.99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6" draw:id="id6" draw:layer="Layer4" svg:width="0.429cm" svg:height="0.417cm" draw:transform="rotate (-1.5707963267949) translate (15.235cm 5.95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3" draw:id="id3" draw:layer="Layer4" svg:width="0.473cm" svg:height="0.305cm" draw:transform="rotate (-1.5707963267949) translate (10.284cm 8.86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6" draw:layer="Layer4" draw:type="line" svg:x1="9.979cm" svg:y1="8.072cm" svg:x2="9.249cm" svg:y2="8.653cm" draw:start-shape="id1" draw:start-glue-point="7" draw:end-shape="id2" draw:end-glue-point="7" svg:d="M9979 8072l-730 581" svg:viewBox="0 0 731 582">
          <text:p/>
        </draw:connector>
        <draw:connector draw:style-name="gr13" draw:text-style-name="P6" draw:layer="Layer4" draw:type="line" svg:x1="9.98cm" svg:y1="9.1cm" svg:x2="9.249cm" svg:y2="8.653cm" draw:start-shape="id3" draw:start-glue-point="7" draw:end-shape="id2" draw:end-glue-point="7" svg:d="M9980 9100l-731-447" svg:viewBox="0 0 732 448">
          <text:p/>
        </draw:connector>
        <draw:connector draw:style-name="gr14" draw:text-style-name="P6" draw:layer="Layer4" svg:x1="10.284cm" svg:y1="8.072cm" svg:x2="13.426cm" svg:y2="6.229cm" draw:start-shape="id1" draw:start-glue-point="4" draw:end-shape="id4" draw:end-glue-point="5" svg:d="M10284 8072h1571v-1843h1571" svg:viewBox="0 0 3143 1844">
          <text:p/>
        </draw:connector>
        <draw:connector draw:style-name="gr14" draw:text-style-name="P6" draw:layer="Layer4" svg:x1="10.284cm" svg:y1="9.1cm" svg:x2="13.426cm" svg:y2="10.224cm" draw:start-shape="id3" draw:start-glue-point="4" draw:end-shape="id5" draw:end-glue-point="5" svg:d="M10284 9100h1571v1124h1571" svg:viewBox="0 0 3143 1125">
          <text:p/>
        </draw:connector>
        <draw:connector draw:style-name="gr14" draw:text-style-name="P6" draw:layer="Layer4" svg:x1="15.235cm" svg:y1="6.167cm" svg:x2="16.675cm" svg:y2="8.57cm" draw:start-shape="id6" draw:start-glue-point="4" draw:end-shape="id7" draw:end-glue-point="5" svg:d="M15235 6167h720v2403h720" svg:viewBox="0 0 1441 2404">
          <text:p/>
        </draw:connector>
        <draw:connector draw:style-name="gr14" draw:text-style-name="P6" draw:layer="Layer4" svg:x1="15.282cm" svg:y1="10.231cm" svg:x2="16.675cm" svg:y2="8.57cm" draw:start-shape="id8" draw:start-glue-point="4" draw:end-shape="id7" draw:end-glue-point="3" svg:d="M15282 10231h697v-1661h696" svg:viewBox="0 0 1394 1662">
          <text:p/>
        </draw:connector>
        <draw:custom-shape draw:style-name="gr12" draw:text-style-name="P4" xml:id="id9" draw:id="id9" draw:layer="Layer4" svg:width="0.786cm" svg:height="0.687cm" svg:x="6.464cm" svg:y="7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er4" svg:x1="7.25cm" svg:y1="8.212cm" svg:x2="8.618cm" svg:y2="8.653cm" draw:start-shape="id9" draw:start-glue-point="1" draw:end-shape="id2" draw:end-glue-point="5" svg:d="M7250 8212h684v441h684" svg:viewBox="0 0 1369 442">
          <text:p/>
        </draw:connector>
        <draw:custom-shape draw:style-name="gr10" draw:text-style-name="P5" xml:id="id11" draw:id="id11" draw:layer="Layer4" svg:width="0.512cm" svg:height="0.495cm" draw:transform="skewX (-0.330739893252925) rotate (0.959931088596881) translate (6.969cm 7.3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er4" svg:x1="8.558cm" svg:y1="7.665cm" svg:x2="7.619cm" svg:y2="7.325cm" draw:start-shape="id10" draw:start-glue-point="4" draw:end-shape="id11" draw:end-glue-point="7" svg:d="M8558 7665h-396v-340h-543" svg:viewBox="0 0 940 341">
          <text:p/>
        </draw:connector>
        <draw:frame draw:style-name="gr16" draw:text-style-name="P7" draw:layer="Layer4" svg:width="2.683cm" svg:height="0.749cm" svg:x="8.24cm" svg:y="6.161cm">
          <draw:text-box>
            <text:p><text:span text:style-name="T1">Main Service</text:span></text:p>
          </draw:text-box>
        </draw:frame>
        <draw:frame draw:style-name="gr17" draw:text-style-name="P8" draw:layer="Layer4" svg:width="3.196cm" svg:height="1.001cm" svg:x="12.962cm" svg:y="4.264cm">
          <draw:text-box>
            <text:p><text:span text:style-name="T2">TextD</text:span><text:span text:style-name="T2">ocum</text:span><text:span text:style-name="T2">ent</text:span></text:p>
            <text:p><text:span text:style-name="T2">Servi</text:span><text:span text:style-name="T2">ce</text:span></text:p>
          </draw:text-box>
        </draw:frame>
        <draw:frame draw:style-name="gr17" draw:text-style-name="P8" draw:layer="Layer4" svg:width="2.708cm" svg:height="1.001cm" svg:x="12.985cm" svg:y="8.13cm">
          <draw:text-box>
            <text:p><text:span text:style-name="T2">Workspace </text:span><text:span text:style-name="T2">Service</text:span></text:p>
          </draw:text-box>
        </draw:frame>
        <draw:frame draw:style-name="gr17" draw:text-style-name="P7" draw:layer="Layer4" svg:width="2.221cm" svg:height="1.001cm" svg:x="16.634cm" svg:y="6.385cm">
          <draw:text-box>
            <text:p><text:span text:style-name="T3">Uti</text:span><text:span text:style-name="T3">ls</text:span></text:p>
            <text:p><text:span text:style-name="T3">Se</text:span><text:span text:style-name="T3">rvi</text:span><text:span text:style-name="T3">ce</text:span></text:p>
          </draw:text-box>
        </draw:frame>
        <draw:frame draw:style-name="gr18" draw:text-style-name="P9" draw:layer="Layer4" svg:width="2.319cm" svg:height="1.433cm" svg:x="4.269cm" svg:y="2.651cm">
          <draw:text-box>
            <text:p><text:span text:style-name="T4"><text:s/></text:span><text:span text:style-name="T4">MACHINE</text:span></text:p>
          </draw:text-box>
        </draw:frame>
        <draw:line draw:style-name="gr19" draw:text-style-name="P6" draw:layer="Layer4" svg:x1="18.539cm" svg:y1="8.645cm" svg:x2="16.518cm" svg:y2="12.205cm">
          <text:p/>
        </draw:line>
        <draw:line draw:style-name="gr19" draw:text-style-name="P6" draw:layer="Layer4" svg:x1="16.518cm" svg:y1="12.205cm" svg:x2="10.8cm" svg:y2="12.205cm">
          <text:p/>
        </draw:line>
        <draw:line draw:style-name="gr14" draw:text-style-name="P6" draw:layer="Layer4" svg:x1="10.8cm" svg:y1="12.204cm" svg:x2="9.472cm" svg:y2="10.178cm">
          <text:p/>
        </draw:line>
        <draw:frame draw:style-name="gr20" draw:text-style-name="P10" draw:layer="Layer4" svg:width="2.846cm" svg:height="1.109cm" svg:x="10.139cm" svg:y="4.217cm">
          <draw:text-box>
            <text:p><text:span text:style-name="T5">LANGUAG</text:span><text:span text:style-name="T5">E</text:span></text:p>
            <text:p><text:span text:style-name="T5">SERVER</text:span></text:p>
          </draw:text-box>
        </draw:frame>
        <draw:frame draw:style-name="gr21" draw:text-style-name="P11" draw:layer="Layer4" svg:width="2.104cm" svg:height="1.585cm" svg:x="2.651cm" svg:y="6.969cm">
          <draw:image xlink:href="Pictures/10000201000004B0000004B046E4C5F2A8606352.png" xlink:type="simple" xlink:show="embed" xlink:actuate="onLoad" loext:mime-type="image/png">
            <text:p/>
          </draw:image>
        </draw:frame>
        <draw:custom-shape draw:style-name="gr4" draw:text-style-name="P4" draw:layer="Layer4" svg:width="0.631cm" svg:height="0.759cm" svg:x="8.618cm" svg:y="8.27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8" draw:text-style-name="P9" draw:layer="Layer4" svg:width="5.08cm" svg:height="1.433cm" svg:x="2.651cm" svg:y="9.727cm">
          <draw:text-box>
            <text:p><text:span text:style-name="T4">Medium: </text:span><text:span text:style-name="T4">socket </text:span><text:span text:style-name="T4">(localhost</text:span><text:span text:style-name="T4">)</text:span></text:p>
            <text:p><text:span text:style-name="T4">Protocol:</text:span></text:p>
            <text:p><text:span text:style-name="T4">Jsonrpc </text:span><text:span text:style-name="T4">(no </text:span><text:span text:style-name="T4">HTTP)</text:span></text:p>
          </draw:text-box>
        </draw:frame>
        <draw:line draw:style-name="gr22" draw:text-style-name="P1" draw:layer="layout" svg:x1="6.461cm" svg:y1="8.239cm" svg:x2="4.81cm" svg:y2="8.239cm">
          <text:p/>
        </draw:line>
        <draw:line draw:style-name="gr14" draw:text-style-name="P6" draw:layer="layout" svg:x1="7.096cm" svg:y1="7.223cm" svg:x2="4.683cm" svg:y2="7.2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21:30.761039190</meta:creation-date>
    <dc:date>2019-09-23T12:11:20.138998273</dc:date>
    <meta:editing-duration>PT1H42M36S</meta:editing-duration>
    <meta:editing-cycles>7</meta:editing-cycles>
    <meta:generator>LibreOffice/6.2.6.2$Linux_X86_64 LibreOffice_project/20$Build-2</meta:generator>
    <meta:document-statistic meta:object-count="41"/>
  </office:meta>
</office:document-meta>
</file>